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8000003E516EAAB5155A9E2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813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6.2cm" svg:height="19.542cm" svg:x="1cm" svg:y="1cm">
          <draw:image xlink:href="Pictures/10000201000004B8000003E516EAAB5155A9E2F9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21:40:17.266634198</meta:creation-date>
    <dc:date>2020-12-10T21:42:05.158569525</dc:date>
    <meta:editing-duration>PT1M48S</meta:editing-duration>
    <meta:editing-cycles>1</meta:editing-cycles>
    <meta:document-statistic meta:object-count="1"/>
    <meta:generator>LibreOffice/6.4.6.2$Linux_X86_64 LibreOffice_project/40$Build-2</meta:generator>
  </office:meta>
</office:document-meta>
</file>